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850f" officeooo:paragraph-rsid="000b850f"/>
    </style:style>
    <style:style style:name="P2" style:family="paragraph" style:parent-style-name="Standard">
      <style:text-properties officeooo:rsid="000b850f" officeooo:paragraph-rsid="000c3dbb"/>
    </style:style>
    <style:style style:name="P3" style:family="paragraph" style:parent-style-name="Standard">
      <style:text-properties officeooo:rsid="000c3dbb" officeooo:paragraph-rsid="000c3dbb"/>
    </style:style>
    <style:style style:name="P4" style:family="paragraph" style:parent-style-name="Standard">
      <style:text-properties officeooo:rsid="000d96cb" officeooo:paragraph-rsid="000d96cb"/>
    </style:style>
    <style:style style:name="P5" style:family="paragraph" style:parent-style-name="Standard">
      <style:text-properties officeooo:rsid="000d96cb" officeooo:paragraph-rsid="000c3dbb"/>
    </style:style>
    <style:style style:name="P6" style:family="paragraph" style:parent-style-name="Standard">
      <style:text-properties officeooo:rsid="000f8413" officeooo:paragraph-rsid="000f8413"/>
    </style:style>
    <style:style style:name="P7" style:family="paragraph" style:parent-style-name="Standard">
      <style:text-properties officeooo:rsid="00116eb4" officeooo:paragraph-rsid="00116eb4"/>
    </style:style>
    <style:style style:name="P8" style:family="paragraph" style:parent-style-name="Standard">
      <style:text-properties officeooo:rsid="0013000a" officeooo:paragraph-rsid="0013000a"/>
    </style:style>
    <style:style style:name="P9" style:family="paragraph" style:parent-style-name="Standard">
      <style:text-properties officeooo:rsid="0013d0ad" officeooo:paragraph-rsid="0013d0ad"/>
    </style:style>
    <style:style style:name="P10" style:family="paragraph" style:parent-style-name="Standard">
      <style:text-properties officeooo:rsid="0017c7f9" officeooo:paragraph-rsid="0017c7f9"/>
    </style:style>
    <style:style style:name="P11" style:family="paragraph" style:parent-style-name="Standard">
      <style:text-properties officeooo:rsid="001895e0" officeooo:paragraph-rsid="001895e0"/>
    </style:style>
    <style:style style:name="P12" style:family="paragraph" style:parent-style-name="Standard">
      <style:text-properties officeooo:rsid="001b2d24" officeooo:paragraph-rsid="001b2d24"/>
    </style:style>
    <style:style style:name="P13" style:family="paragraph" style:parent-style-name="Standard">
      <style:text-properties officeooo:rsid="001b2d24" officeooo:paragraph-rsid="001b5f34"/>
    </style:style>
    <style:style style:name="P14" style:family="paragraph" style:parent-style-name="Standard">
      <style:text-properties officeooo:rsid="001b2d24" officeooo:paragraph-rsid="001d257e"/>
    </style:style>
    <style:style style:name="P15" style:family="paragraph" style:parent-style-name="Standard">
      <style:text-properties officeooo:rsid="001b2d24" officeooo:paragraph-rsid="001e081e"/>
    </style:style>
    <style:style style:name="P16" style:family="paragraph" style:parent-style-name="Standard">
      <style:text-properties officeooo:rsid="001b5f34" officeooo:paragraph-rsid="001b5f34"/>
    </style:style>
    <style:style style:name="P17" style:family="paragraph" style:parent-style-name="Standard">
      <style:text-properties officeooo:rsid="001b5f34" officeooo:paragraph-rsid="001d257e"/>
    </style:style>
    <style:style style:name="P18" style:family="paragraph" style:parent-style-name="Standard">
      <style:text-properties officeooo:rsid="001d257e" officeooo:paragraph-rsid="001d257e"/>
    </style:style>
    <style:style style:name="P19" style:family="paragraph" style:parent-style-name="Standard">
      <style:text-properties officeooo:rsid="001e081e" officeooo:paragraph-rsid="001e081e"/>
    </style:style>
    <style:style style:name="P20" style:family="paragraph" style:parent-style-name="Standard">
      <style:text-properties officeooo:rsid="001f62e3" officeooo:paragraph-rsid="001f62e3"/>
    </style:style>
    <style:style style:name="P21" style:family="paragraph" style:parent-style-name="Standard">
      <style:text-properties officeooo:rsid="00215562" officeooo:paragraph-rsid="00215562"/>
    </style:style>
    <style:style style:name="P22" style:family="paragraph" style:parent-style-name="Standard">
      <style:paragraph-properties fo:break-before="page"/>
      <style:text-properties officeooo:rsid="001895e0" officeooo:paragraph-rsid="001895e0"/>
    </style:style>
    <style:style style:name="P23" style:family="paragraph" style:parent-style-name="Standard">
      <style:paragraph-properties fo:break-before="page"/>
      <style:text-properties officeooo:rsid="001e081e" officeooo:paragraph-rsid="001e081e"/>
    </style:style>
    <style:style style:name="P24" style:family="paragraph" style:parent-style-name="Standard" style:list-style-name="L1">
      <style:text-properties officeooo:paragraph-rsid="002523e7"/>
    </style:style>
    <style:style style:name="P25" style:family="paragraph" style:parent-style-name="Standard">
      <style:text-properties officeooo:rsid="00263782" officeooo:paragraph-rsid="00263782"/>
    </style:style>
    <style:style style:name="P26" style:family="paragraph" style:parent-style-name="Standard">
      <style:text-properties officeooo:rsid="00263782" officeooo:paragraph-rsid="00269ac3"/>
    </style:style>
    <style:style style:name="P27" style:family="paragraph" style:parent-style-name="Standard">
      <style:text-properties officeooo:rsid="00269ac3" officeooo:paragraph-rsid="00269ac3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1050a5" officeooo:paragraph-rsid="001050a5"/>
    </style:style>
    <style:style style:name="P30" style:family="paragraph" style:parent-style-name="Heading_20_1">
      <style:paragraph-properties fo:break-before="page"/>
      <style:text-properties officeooo:rsid="001b5f34" officeooo:paragraph-rsid="001b5f34"/>
    </style:style>
    <style:style style:name="P31" style:family="paragraph" style:parent-style-name="Heading_20_1">
      <style:paragraph-properties fo:break-before="page"/>
      <style:text-properties officeooo:rsid="001d257e" officeooo:paragraph-rsid="001d257e"/>
    </style:style>
    <style:style style:name="P32" style:family="paragraph" style:parent-style-name="Heading_20_1">
      <style:paragraph-properties fo:break-before="page"/>
      <style:text-properties officeooo:rsid="001e081e" officeooo:paragraph-rsid="001e081e"/>
    </style:style>
    <style:style style:name="P33" style:family="paragraph" style:parent-style-name="Heading_20_2">
      <style:paragraph-properties fo:break-before="page"/>
    </style:style>
    <style:style style:name="T1" style:family="text">
      <style:text-properties officeooo:rsid="000c3dbb"/>
    </style:style>
    <style:style style:name="T2" style:family="text">
      <style:text-properties officeooo:rsid="000d96cb"/>
    </style:style>
    <style:style style:name="T3" style:family="text">
      <style:text-properties officeooo:rsid="001b2d24"/>
    </style:style>
    <style:style style:name="T4" style:family="text">
      <style:text-properties officeooo:rsid="001b5f34"/>
    </style:style>
    <style:style style:name="T5" style:family="text">
      <style:text-properties officeooo:rsid="002602bb"/>
    </style:style>
    <style:style style:name="T6" style:family="text">
      <style:text-properties officeooo:rsid="002615e1"/>
    </style:style>
    <style:style style:name="T7" style:family="text">
      <style:text-properties officeooo:rsid="00263782"/>
    </style:style>
    <style:style style:name="T8" style:family="text">
      <style:text-properties officeooo:rsid="00269ac3"/>
    </style:style>
    <style:style style:name="T9" style:family="text">
      <style:text-properties officeooo:rsid="00276a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ámara</text:h>
      <text:p text:style-name="P1">GetCameraType</text:p>
      <text:p text:style-name="P1">GetCameraTypeResponse</text:p>
      <text:p text:style-name="P1">GetXSize</text:p>
      <text:p text:style-name="P1">GetYSize</text:p>
      <text:p text:style-name="P1">CanAbortExposure</text:p>
      <text:p text:style-name="P1">CanAsymetricBin</text:p>
      <text:p text:style-name="P1">CanGetCoolerPower</text:p>
      <text:p text:style-name="P1">CanSetCCDTemperature</text:p>
      <text:p text:style-name="P1">CanControlTemperature</text:p>
      <text:p text:style-name="P1">CanStopExposure</text:p>
      <text:p text:style-name="P1">GetCoolerPower</text:p>
      <text:p text:style-name="P1">float GetCoolerPowerResponse</text:p>
      <text:p text:style-name="P1">GetElectronsPerADU</text:p>
      <text:p text:style-name="P1">GetFullWellCapacity</text:p>
      <text:p text:style-name="P1">HasShutter</text:p>
      <text:p text:style-name="P1">HasBrightness</text:p>
      <text:p text:style-name="P1">HasContrast</text:p>
      <text:p text:style-name="P1">HasGain</text:p>
      <text:p text:style-name="P1">HasGanna</text:p>
      <text:p text:style-name="P1">HasSubframe</text:p>
      <text:p text:style-name="P1">HasExposureTime</text:p>
      <text:p text:style-name="P1">HeatSinkTemperature</text:p>
      <text:p text:style-name="P1">IsPulseGuiding</text:p>
      <text:p text:style-name="P1">GetLastError</text:p>
      <text:p text:style-name="P1">GetLastExposureDuration</text:p>
      <text:p text:style-name="P1">GetLastExposureStart</text:p>
      <text:p text:style-name="P1">GetLastExposureStartResponse</text:p>
      <text:p text:style-name="P1">GetMaxAdu</text:p>
      <text:p text:style-name="P1">GetMaxBinX</text:p>
      <text:p text:style-name="P1">GetMaxBiny</text:p>
      <text:p text:style-name="P1">GetPixelSizeX</text:p>
      <text:p text:style-name="P1">GetPixelSizeY</text:p>
      <text:p text:style-name="P1">GetAcquisitionMode</text:p>
      <text:p text:style-name="P1">GetAcquisitionModeResponse</text:p>
      <text:p text:style-name="P1">GetFPS</text:p>
      <text:p text:style-name="P1">float GetFPSResponse</text:p>
      <text:p text:style-name="P1">GetDigitalizingModeResponse</text:p>
      <text:p text:style-name="P1">GetBinX</text:p>
      <text:p text:style-name="P1">SetBinX</text:p>
      <text:p text:style-name="P1">GetBinY</text:p>
      <text:p text:style-name="P1">SetBinY</text:p>
      <text:p text:style-name="P1">IsCoolerOn</text:p>
      <text:p text:style-name="P1">SetCoolerOn</text:p>
      <text:p text:style-name="P1">GetROINumX</text:p>
      <text:p text:style-name="P1">SetROINumX (int)</text:p>
      <text:p text:style-name="P1">SetROINumY (int)</text:p>
      <text:p text:style-name="P1">GetROINumY</text:p>
      <text:p text:style-name="P1">SetROIStartX (int)</text:p>
      <text:p text:style-name="P1">GetROIStartX</text:p>
      <text:p text:style-name="P1"><text:soft-page-break/>SetROIStartY (int)</text:p>
      <text:p text:style-name="P1">GetROIStartX</text:p>
      <text:p text:style-name="P1">SetBrightness (long)</text:p>
      <text:p text:style-name="P1">GetBrightness</text:p>
      <text:p text:style-name="P1">SetContrast (long)</text:p>
      <text:p text:style-name="P1">GetContrast</text:p>
      <text:p text:style-name="P1">SetGain (long)</text:p>
      <text:p text:style-name="P1">GetGain</text:p>
      <text:p text:style-name="P1">SetGamma (long)</text:p>
      <text:p text:style-name="P1">GetGamma</text:p>
      <text:p text:style-name="P1">SetExposureTime (double)</text:p>
      <text:p text:style-name="P1">GetExposureTime</text:p>
      <text:p text:style-name="P1">GetObjectExposureTime</text:p>
      <text:p text:style-name="P1">GetObjectExposureTimeResponse</text:p>
      <text:p text:style-name="P1">SetCCDTemperature (float)</text:p>
      <text:p text:style-name="P1">GetCCDTemperature</text:p>
      <text:p text:style-name="P1">GetCCDTemperatureResponse</text:p>
      <text:p text:style-name="P2">GetCCD<text:span text:style-name="T1">Current</text:span>Temperature</text:p>
      <text:p text:style-name="P2"><text:span text:style-name="T1">float </text:span>GetCCD<text:span text:style-name="T1">Current</text:span>Temperature<text:span text:style-name="T1">Response</text:span></text:p>
      <text:p text:style-name="P3">AbortExposure</text:p>
      <text:p text:style-name="P3">PulseGuide (int direction, long duration)</text:p>
      <text:p text:style-name="P3">StartExposure</text:p>
      <text:p text:style-name="P3">StopExposure</text:p>
      <text:p text:style-name="P3">GetImage</text:p>
      <text:p text:style-name="P3">GetImageResponse</text:p>
      <text:p text:style-name="P3">GetOneShotModeImageFormats</text:p>
      <text:p text:style-name="P3">GetOneShotModeImageFormatsResponse</text:p>
      <text:p text:style-name="P3">GetContinueModeImageFormats</text:p>
      <text:p text:style-name="P3">GetContinueModeImageFormatsResponse</text:p>
      <text:p text:style-name="P3">GetImageDataType</text:p>
      <text:p text:style-name="P3">GetImageDataTypeResponse</text:p>
      <text:p text:style-name="P3">GetBitDepth</text:p>
      <text:p text:style-name="P3">SetBitDept<text:span text:style-name="T2">h (int)</text:span></text:p>
      <text:p text:style-name="P5">GetContinueModeQuality</text:p>
      <text:p text:style-name="P5">SetContinueModeQuality (int)</text:p>
      <text:p text:style-name="P5">GetOneShotModeQuality</text:p>
      <text:p text:style-name="P4">GetOneShotModeQuality (int)</text:p>
      <text:p text:style-name="P4">GetContinueModeImagePath</text:p>
      <text:p text:style-name="P4">GetOneShotModeImagePath</text:p>
      <text:p text:style-name="P4">GetAutoGain</text:p>
      <text:p text:style-name="P4">SetAutoGain</text:p>
      <text:p text:style-name="P4">GetAutoExposureTime</text:p>
      <text:p text:style-name="P4">SetAutoExposureTime (boolean)</text:p>
      <text:p text:style-name="P4">StartContinueMode</text:p>
      <text:p text:style-name="P4">StopContinueMode</text:p>
      <text:p text:style-name="P4">GetImageURL (string)</text:p>
      <text:p text:style-name="P4">GetImageURLProperFormat (string uid, format)</text:p>
      <text:p text:style-name="P4">GetFilterWheels</text:p>
      <text:p text:style-name="P4">GetFilterWheelsResponse</text:p>
      <text:p text:style-name="P4">GetFocuser</text:p>
      <text:p text:style-name="P4"/>
      <text:h text:style-name="P28" text:outline-level="1">Dome</text:h>
      <text:h text:style-name="Heading_20_2" text:outline-level="2">WSDL</text:h>
      <text:list xml:id="list3900056834586822424" text:style-name="L1">
        <text:list-item>
          <text:p text:style-name="P24"><text:span text:style-name="T2">GetNumberElement (Elementos de apertura)</text:span></text:p>
        </text:list-item>
        <text:list-item>
          <text:p text:style-name="P24"><text:span text:style-name="T2">CanSetAltitude – No es necesario (señalar propiedad como writable)</text:span></text:p>
        </text:list-item>
        <text:list-item>
          <text:p text:style-name="P24"><text:span text:style-name="T2">CanSetAzimuth – No es necesario (señalar propiedad como writable)</text:span></text:p>
        </text:list-item>
        <text:list-item>
          <text:p text:style-name="P24"><text:span text:style-name="T2">CanSetPark – No es necesario (¿el cliente revisa el Web Thing Model buscando el método de SetPark?)</text:span></text:p>
        </text:list-item>
        <text:list-item>
          <text:p text:style-name="P24"><text:span text:style-name="T2">IsAtHome</text:span></text:p>
        </text:list-item>
        <text:list-item>
          <text:p text:style-name="P24"><text:span text:style-name="T2">isAtPark</text:span></text:p>
        </text:list-item>
        <text:list-item>
          <text:p text:style-name="P24"><text:span text:style-name="T2">GetAltitude</text:span></text:p>
        </text:list-item>
        <text:list-item>
          <text:p text:style-name="P24"><text:span text:style-name="T2">GetAzimuth</text:span></text:p>
        </text:list-item>
        <text:list-item>
          <text:p text:style-name="P24"><text:span text:style-name="T2">Open</text:span></text:p>
        </text:list-item>
        <text:list-item>
          <text:p text:style-name="P24"><text:span text:style-name="T2">Close</text:span></text:p>
        </text:list-item>
        <text:list-item>
          <text:p text:style-name="P24"><text:span text:style-name="T2">GoHome</text:span></text:p>
        </text:list-item>
        <text:list-item>
          <text:p text:style-name="P24"><text:span text:style-name="T2">SetPark (double altitude, double azimuth)</text:span></text:p>
        </text:list-item>
        <text:list-item>
          <text:p text:style-name="P24"><text:span text:style-name="T2">Park</text:span></text:p>
        </text:list-item>
        <text:list-item>
          <text:p text:style-name="P24"><text:span text:style-name="T2">MoveAzimuth (double azimuth)</text:span></text:p>
        </text:list-item>
        <text:list-item>
          <text:p text:style-name="P24"><text:span text:style-name="T2">MoveAltitude (double altitude)</text:span></text:p>
        </text:list-item>
        <text:list-item>
          <text:p text:style-name="P24"><text:span text:style-name="T2">SetTracking (boolean)</text:span></text:p>
        </text:list-item>
        <text:list-item>
          <text:p text:style-name="P24"><text:span text:style-name="T2">GetTracking</text:span></text:p>
        </text:list-item>
        <text:list-item>
          <text:p text:style-name="P24"><text:span text:style-name="T2">SlewObject (string object)</text:span></text:p>
        </text:list-item>
      </text:list>
      <text:p text:style-name="P6"/>
      <text:h text:style-name="Heading_20_2" text:outline-level="2">WoT Model</text:h>
      <text:p text:style-name="Standard">/<text:span text:style-name="T7">properties/openingElements</text:span></text:p>
      <text:p text:style-name="Standard">/properties/<text:span text:style-name="T5">altitude</text:span></text:p>
      <text:p text:style-name="Standard">/properties/<text:span text:style-name="T6">azimuth</text:span></text:p>
      <text:p text:style-name="Standard">/properties/<text:span text:style-name="T9">homePosition</text:span></text:p>
      <text:p text:style-name="Standard">/<text:span text:style-name="T9">properties/parkingPosition</text:span></text:p>
      <text:p text:style-name="Standard">/<text:span text:style-name="T7">properties/atHomePosition</text:span></text:p>
      <text:p text:style-name="Standard">/<text:span text:style-name="T7">properties/atParkPosition</text:span></text:p>
      <text:p text:style-name="Standard">/<text:span text:style-name="T8">properties/trackingActive</text:span></text:p>
      <text:p text:style-name="Standard">/actions/<text:span text:style-name="T7">openElement (integer)</text:span></text:p>
      <text:p text:style-name="P25">/actions/closeElement (integer)</text:p>
      <text:p text:style-name="P25">/actions/<text:span text:style-name="T8">goHome</text:span></text:p>
      <text:p text:style-name="P25">/<text:span text:style-name="T8">actions/setParkPosition (altitude azimuth)</text:span></text:p>
      <text:p text:style-name="P27">/actions/park</text:p>
      <text:p text:style-name="P25">/<text:span text:style-name="T8">actions/goAzimuth</text:span></text:p>
      <text:p text:style-name="P25">/<text:span text:style-name="T8">actions/goAltitude</text:span></text:p>
      <text:p text:style-name="P25">/<text:span text:style-name="T8">actions/activateTracking</text:span></text:p>
      <text:p text:style-name="P26">/<text:span text:style-name="T8">actions/deactivateTracking</text:span></text:p>
      <text:p text:style-name="P26">/<text:span text:style-name="T9">actions/slewObject (int object)</text:span></text:p>
      <text:p text:style-name="P26"/>
      <text:h text:style-name="P33" text:outline-level="2">Mount</text:h>
      <text:p text:style-name="P6">GetUtcClock</text:p>
      <text:p text:style-name="P6">date GetUtcClockResponse</text:p>
      <text:p text:style-name="P6">SetUtcClock (date)</text:p>
      <text:p text:style-name="P6">GetSiderealDate</text:p>
      <text:p text:style-name="P6">IsAtHome</text:p>
      <text:p text:style-name="P6">IsParked</text:p>
      <text:p text:style-name="P6">GetTargetRightAscension</text:p>
      <text:p text:style-name="P6">GetTargetDeclination</text:p>
      <text:p text:style-name="P6">GetTrackingDeclinationRate</text:p>
      <text:p text:style-name="P6">GetTrackingAscenstionRate</text:p>
      <text:p text:style-name="P6">GetTrackingRate</text:p>
      <text:p text:style-name="P6">GetTrackingRateResponse</text:p>
      <text:p text:style-name="P6">SetTrackingRate</text:p>
      <text:p text:style-name="P6">GetTracking</text:p>
      <text:p text:style-name="P6">SetTracking (boolean)</text:p>
      <text:p text:style-name="P6">GetGuideRateDeclination</text:p>
      <text:p text:style-name="P6">GetDeclinationRateRightAscension</text:p>
      <text:p text:style-name="P6">IsSlewing</text:p>
      <text:p text:style-name="P6">GetPosAxis1</text:p>
      <text:p text:style-name="P6">GetPosAxis2</text:p>
      <text:p text:style-name="P6">GetPosAxis3</text:p>
      <text:p text:style-name="P6">CanPulseGuide</text:p>
      <text:p text:style-name="P6">CanSetGuideRates</text:p>
      <text:p text:style-name="P6">CanSetPark</text:p>
      <text:p text:style-name="P6">SetPark</text:p>
      <text:p text:style-name="P6">GetALTParkPos</text:p>
      <text:p text:style-name="P6">GetAzParkPos</text:p>
      <text:p text:style-name="P6">CanSetTracking</text:p>
      <text:p text:style-name="P6">CanSetTrackingRate</text:p>
      <text:p text:style-name="P6">CanSlewCoordinates</text:p>
      <text:p text:style-name="P6">CanSlewCoordinatesAsync</text:p>
      <text:p text:style-name="P6">CanSlewObject</text:p>
      <text:p text:style-name="P6">CanSlewAltAz</text:p>
      <text:p text:style-name="P6">CanSlewAzAsync</text:p>
      <text:p text:style-name="P6">CanMoveAzis</text:p>
      <text:p text:style-name="P6">AxisRate</text:p>
      <text:p text:style-name="P6">AxisRateResponse</text:p>
      <text:p text:style-name="P6">TrackingRates</text:p>
      <text:p text:style-name="P6">TrackingRatesResponse</text:p>
      <text:p text:style-name="P6">GoHome</text:p>
      <text:p text:style-name="P6">Park</text:p>
      <text:p text:style-name="P6">Unpark</text:p>
      <text:p text:style-name="P6">SlewToAltAz</text:p>
      <text:p text:style-name="P6">SlewToAltAzAsync</text:p>
      <text:p text:style-name="P6">SlewToCoordinates</text:p>
      <text:p text:style-name="P6">SlewToCoordinatesAsync</text:p>
      <text:p text:style-name="P6">MoveAxis</text:p>
      <text:p text:style-name="P6">PulseGuide</text:p>
      <text:p text:style-name="P6">StopSlewAxis</text:p>
      <text:p text:style-name="P6">StopSlew</text:p>
      <text:p text:style-name="P6"><text:soft-page-break/>GetPointingModel</text:p>
      <text:p text:style-name="P6">GetPointingModelResponse</text:p>
      <text:p text:style-name="P6">MoveNorth</text:p>
      <text:p text:style-name="P6">MoveSouth</text:p>
      <text:p text:style-name="P6">MoveEast</text:p>
      <text:p text:style-name="P6">MoveWest</text:p>
      <text:p text:style-name="P6">SetSlewRate</text:p>
      <text:p text:style-name="P6">GetSlewRate (rate)</text:p>
      <text:p text:style-name="P6">SlewObject</text:p>
      <text:p text:style-name="P6">IsPointingAtObject</text:p>
      <text:p text:style-name="P6">IsPointingAtCoordinates</text:p>
      <text:p text:style-name="P6"/>
      <text:h text:style-name="P29" text:outline-level="1">Focuser</text:h>
      <text:p text:style-name="P7">GetCamera</text:p>
      <text:p text:style-name="P7">IsAbsolute</text:p>
      <text:p text:style-name="P7">GetStepSize</text:p>
      <text:p text:style-name="P7">GetMaxIncrement</text:p>
      <text:p text:style-name="P7">GetMaxStep</text:p>
      <text:p text:style-name="P7">GetMinStep</text:p>
      <text:p text:style-name="P7">GetPosition</text:p>
      <text:p text:style-name="P7">IsTempCompAvailable</text:p>
      <text:p text:style-name="P7">GetTemperature</text:p>
      <text:p text:style-name="P7">SetTempComp</text:p>
      <text:p text:style-name="P7">Halt</text:p>
      <text:p text:style-name="P7">Move</text:p>
      <text:p text:style-name="P7"/>
      <text:h text:style-name="P28" text:outline-level="1">Dew</text:h>
      <text:p text:style-name="P8">GetChannelsNumber</text:p>
      <text:p text:style-name="P8">GetChannelType</text:p>
      <text:p text:style-name="P8">GetChannelTypeResponse</text:p>
      <text:p text:style-name="P8">SetTemperatureThreshold</text:p>
      <text:p text:style-name="P8">SetCycleThreshold</text:p>
      <text:p text:style-name="P8"/>
      <text:h text:style-name="P28" text:outline-level="1">Photometer</text:h>
      <text:p text:style-name="P9">GetMeasureUnit</text:p>
      <text:p text:style-name="P9">GetMeasureUnitResponse</text:p>
      <text:p text:style-name="P9">GetMeasure</text:p>
      <text:p text:style-name="P9">SetMeasureStates</text:p>
      <text:p text:style-name="P9">GetMeasureStates</text:p>
      <text:p text:style-name="P9">GetMeasureStatesResponse</text:p>
      <text:p text:style-name="P9"/>
      <text:h text:style-name="P28" text:outline-level="1">Rain detector</text:h>
      <text:p text:style-name="P10">GetMeasureUnit</text:p>
      <text:p text:style-name="P10">GetMeasureUnitResponse</text:p>
      <text:p text:style-name="P10">GetMeasure</text:p>
      <text:p text:style-name="P10">SetMeasureStates</text:p>
      <text:p text:style-name="P10">GetMeasureStates</text:p>
      <text:p text:style-name="P10">GetMeasureStatesResponse</text:p>
      <text:p text:style-name="P10">IsRaining</text:p>
      <text:p text:style-name="P10"/>
      <text:h text:style-name="P28" text:outline-level="1">RHSensor</text:h>
      <text:p text:style-name="P11">GetMeasureUnit</text:p>
      <text:p text:style-name="P11">GetMeasureUnitResponse</text:p>
      <text:p text:style-name="P11">GetMeasure</text:p>
      <text:p text:style-name="P11">SetMeasureStates</text:p>
      <text:p text:style-name="P11">GetMeasureStates</text:p>
      <text:p text:style-name="P11">GetMeasureStatesResponse</text:p>
      <text:p text:style-name="P11"/>
      <text:p text:style-name="P22"/>
      <text:h text:style-name="Heading_20_1" text:outline-level="1">Barometer</text:h>
      <text:p text:style-name="P12">GetMeasureUnit</text:p>
      <text:p text:style-name="P12">GetMeasureUnitResponse</text:p>
      <text:p text:style-name="P12">GetMeasure</text:p>
      <text:p text:style-name="P12">SetMeasureStates</text:p>
      <text:p text:style-name="P12">GetMeasureStates</text:p>
      <text:p text:style-name="P12">GetMeasureStatesResponse</text:p>
      <text:p text:style-name="P12"/>
      <text:h text:style-name="P28" text:outline-level="1">Temperature</text:h>
      <text:p text:style-name="P13">GetMeasureUnit</text:p>
      <text:p text:style-name="P13">GetMeasureUnitResponse</text:p>
      <text:p text:style-name="P13">GetMeasure</text:p>
      <text:p text:style-name="P13">SetMeasureStates</text:p>
      <text:p text:style-name="P13">GetMeasureStates</text:p>
      <text:p text:style-name="P13">GetMeasureStatesResponse</text:p>
      <text:p text:style-name="P13"/>
      <text:h text:style-name="P30" text:outline-level="1">Storm sensor</text:h>
      <text:p text:style-name="P16">IsAvailableOrientation</text:p>
      <text:p text:style-name="P16">GetDistance<text:span text:style-name="T3">MeasureUnit</text:span></text:p>
      <text:p text:style-name="P13">Get<text:span text:style-name="T4">Distance</text:span>MeasureUnitResponse</text:p>
      <text:p text:style-name="P13">Get<text:span text:style-name="T4">Distance</text:span>Measure</text:p>
      <text:p text:style-name="P16">GetDegrees</text:p>
      <text:p text:style-name="P16">GetAbosoluteDegrees</text:p>
      <text:p text:style-name="P13">Set<text:span text:style-name="T4">Distance</text:span>MeasureStates</text:p>
      <text:p text:style-name="P13">Get<text:span text:style-name="T4">Distance</text:span>MeasureStates</text:p>
      <text:p text:style-name="P13">Get<text:span text:style-name="T4">Distance</text:span>MeasureStatesResponse</text:p>
      <text:p text:style-name="P16">SetOrientationMeasureStates</text:p>
      <text:p text:style-name="P16">GetOrientationMeasureStates</text:p>
      <text:p text:style-name="P16">GetOrientationMeasureStatesResponse</text:p>
      <text:p text:style-name="P16"/>
      <text:h text:style-name="P31" text:outline-level="1">Weather vane</text:h>
      <text:p text:style-name="P14">GetMeasureUnit</text:p>
      <text:p text:style-name="P14">GetMeasureUnitResponse</text:p>
      <text:p text:style-name="P14">GetMeasure</text:p>
      <text:p text:style-name="P18">GetAbosluteDegrees</text:p>
      <text:p text:style-name="P14">SetMeasureStates</text:p>
      <text:p text:style-name="P14">GetMeasureStates</text:p>
      <text:p text:style-name="P14">GetMeasureStatesResponse</text:p>
      <text:p text:style-name="P17"/>
      <text:h text:style-name="P32" text:outline-level="1">Wind Speed</text:h>
      <text:p text:style-name="P15">GetMeasureUnit</text:p>
      <text:p text:style-name="P15">GetMeasureUnitResponse</text:p>
      <text:p text:style-name="P15">GetMeasure</text:p>
      <text:p text:style-name="P15">SetMeasureStates</text:p>
      <text:p text:style-name="P15">GetMeasureStates</text:p>
      <text:p text:style-name="P15">GetMeasureStatesResponse</text:p>
      <text:p text:style-name="P15"/>
      <text:h text:style-name="P32" text:outline-level="1">Cloud detector</text:h>
      <text:p text:style-name="P15">GetMeasureUnit</text:p>
      <text:p text:style-name="P15">GetMeasureUnitResponse</text:p>
      <text:p text:style-name="P15">GetMeasure</text:p>
      <text:p text:style-name="P15">SetMeasureStates</text:p>
      <text:p text:style-name="P15">GetMeasureStates</text:p>
      <text:p text:style-name="P15">GetMeasureStatesResponse</text:p>
      <text:p text:style-name="P15"/>
      <text:p text:style-name="P23">Filter Wheel</text:p>
      <text:p text:style-name="P19">GetCamera</text:p>
      <text:p text:style-name="P19">GetFilterList</text:p>
      <text:p text:style-name="P19">GetFilterListResponse</text:p>
      <text:p text:style-name="P19">GetPositionNumber</text:p>
      <text:p text:style-name="P19">GetSpeedSwitching</text:p>
      <text:p text:style-name="P19">GetFilterSize</text:p>
      <text:p text:style-name="P19">GetFilterSizeResponse</text:p>
      <text:p text:style-name="P19">GetFilterKind</text:p>
      <text:p text:style-name="P19">IsAtHome</text:p>
      <text:p text:style-name="P19">SetOffset</text:p>
      <text:p text:style-name="P19">SelectFilterKind</text:p>
      <text:p text:style-name="P19">SelectFilterPosition</text:p>
      <text:p text:style-name="P19">GoHome</text:p>
      <text:p text:style-name="P19"/>
      <text:h text:style-name="P28" text:outline-level="1">RotatorElements</text:h>
      <text:p text:style-name="P20">GetCurrentPosition</text:p>
      <text:p text:style-name="P20">SetTargetPosition</text:p>
      <text:p text:style-name="P20"/>
      <text:h text:style-name="P28" text:outline-level="1">Surveillance Camera</text:h>
      <text:p text:style-name="P21">HasBrightness</text:p>
      <text:p text:style-name="P21">HasContrast</text:p>
      <text:p text:style-name="P21">AcquisitionMode</text:p>
      <text:p text:style-name="P21">AcquisitionModeResponse</text:p>
      <text:p text:style-name="P21">GetFPS</text:p>
      <text:p text:style-name="P21">GetFPSResponse</text:p>
      <text:p text:style-name="P21">GetDigitizingMode</text:p>
      <text:p text:style-name="P21">GetDigitizingModeResponse</text:p>
      <text:p text:style-name="P21">IsPtSupported</text:p>
      <text:p text:style-name="P21">IsZoomSupported</text:p>
      <text:p text:style-name="P21">GetPanMin</text:p>
      <text:p text:style-name="P21">GetPanMax</text:p>
      <text:p text:style-name="P21">GetTiltMin</text:p>
      <text:p text:style-name="P21">GetTiltMax</text:p>
      <text:p text:style-name="P21">GetZoomMax</text:p>
      <text:p text:style-name="P21">GetExposureTime</text:p>
      <text:p text:style-name="P21">SetExposureTime</text:p>
      <text:p text:style-name="P21">IsImageReady</text:p>
      <text:p text:style-name="P21">GetVideoStreamingURL</text:p>
      <text:p text:style-name="P21">GetImageURL</text:p>
      <text:p text:style-name="P21">SetBrightness</text:p>
      <text:p text:style-name="P21">GetBrightness</text:p>
      <text:p text:style-name="P21">SetContrast</text:p>
      <text:p text:style-name="P21">GetContrast</text:p>
      <text:p text:style-name="P21">GetPanRotation<text:line-break/>SetPanRotation</text:p>
      <text:p text:style-name="P21">GetTiltRotation</text:p>
      <text:p text:style-name="P21">SetTiltRotation</text:p>
      <text:p text:style-name="P21">GetZoom</text:p>
      <text:p text:style-name="P21">SetZoom</text:p>
      <text:p text:style-name="P21">AbortExposure</text:p>
      <text:p text:style-name="P21">StartExposure</text:p>
      <text:p text:style-name="P21">StopExposure</text:p>
      <text:p text:style-name="P21">GetImage</text:p>
      <text:p text:style-name="P21">GetImageResponse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2cba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32:44.079916533</meta:creation-date>
    <meta:generator>LibreOffice/5.1.6.2.0$Linux_X86_64 LibreOffice_project/10$Build-2</meta:generator>
    <dc:date>2017-04-10T03:01:44.534351021</dc:date>
    <meta:editing-duration>PT2H49M55S</meta:editing-duration>
    <meta:editing-cycles>26</meta:editing-cycles>
    <meta:document-statistic meta:table-count="0" meta:image-count="0" meta:object-count="0" meta:page-count="19" meta:paragraph-count="343" meta:word-count="448" meta:character-count="5760" meta:non-whitespace-character-count="5670"/>
  </office:meta>
</office:document-meta>
</file>